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Configuration.saveOn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Lo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Logou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Sav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Configuration.get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Authenticato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Redirec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Appl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Authenticatio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Sav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Redirec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Authentication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getLoad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uration.configure( Request request , Configuration conf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HandlerConfiguration.Handler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